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Shema Izrael,</text:span><text:span text:style-name="T1"><text:line-break/></text:span><text:span text:style-name="T1">shema Izrael,</text:span><text:span text:style-name="T1"><text:line-break/></text:span><text:span text:style-name="T1">Adonai Elohenu.</text:span><text:span text:style-name="T1"><text:line-break/></text:span><text:span text:style-name="T1">Adonai Ehad. /x2</text:span><text:span text:style-name="T1"><text:line-break/></text:span><text:span text:style-name="T1"><text:line-break/></text:span><text:span text:style-name="T1">Słuchaj Izraelu,</text:span><text:span text:style-name="T1"><text:line-break/></text:span><text:span text:style-name="T1">słuchaj Izraelu,</text:span><text:span text:style-name="T1"><text:line-break/></text:span><text:span text:style-name="T1">Pan jest twoim Bogiem,</text:span><text:span text:style-name="T1"><text:line-break/></text:span><text:span text:style-name="T1">Pan jest jedyny.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3cm" presentation:class="title" presentation:user-transformed="true">
          <draw:text-box>
            <text:p text:style-name="P1"><text:span text:style-name="T1">1. Będziesz kochał Pana,</text:span><text:span text:style-name="T1"><text:line-break/></text:span><text:span text:style-name="T1">Boga twego</text:span><text:span text:style-name="T1"><text:line-break/></text:span><text:span text:style-name="T1">z całego serca swego,</text:span><text:span text:style-name="T1"><text:line-break/></text:span><text:span text:style-name="T1">z całej duszy swojej,</text:span><text:span text:style-name="T1"><text:line-break/></text:span><text:span text:style-name="T1">ze wszystkich swoich si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ołóż te Moje Słowa</text:span><text:span text:style-name="T1"><text:line-break/></text:span><text:span text:style-name="T1">jako znamię </text:span><text:span text:style-name="T1">na twoich rękach,</text:span><text:span text:style-name="T1"><text:line-break/></text:span><text:span text:style-name="T1">Jak ozdoby między oczy,</text:span><text:span text:style-name="T1"><text:line-break/></text:span><text:span text:style-name="T1">na odrzwiach domu</text:span><text:span text:style-name="T1"><text:line-break/></text:span><text:span text:style-name="T1">i na twoich brama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Shema Izrael,</text:span><text:span text:style-name="T1"><text:line-break/></text:span><text:span text:style-name="T1">shema Izrael,</text:span><text:span text:style-name="T1"><text:line-break/></text:span><text:span text:style-name="T1">Adonai Elohenu.</text:span><text:span text:style-name="T1"><text:line-break/></text:span><text:span text:style-name="T1">Adonai Ehad. /x2</text:span><text:span text:style-name="T1"><text:line-break/></text:span><text:span text:style-name="T1"><text:line-break/></text:span><text:span text:style-name="T1">Słuchaj Izraelu,</text:span><text:span text:style-name="T1"><text:line-break/></text:span><text:span text:style-name="T1">słuchaj Izraelu,</text:span><text:span text:style-name="T1"><text:line-break/></text:span><text:span text:style-name="T1">Pan jest twoim Bogiem,</text:span><text:span text:style-name="T1"><text:line-break/></text:span><text:span text:style-name="T1">Pan jest jedyny.</text:span><text:span text:style-name="T1"><text:tab/></text:span><text:span text:style-name="T1">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7.999cm" svg:height="21cm" svg:x="0cm" svg:y="-0.001cm" presentation:class="title" presentation:user-transformed="true">
          <draw:text-box>
            <text:p text:style-name="P1"><text:span text:style-name="T1">2. Wpoisz je</text:span><text:span text:style-name="T1"><text:line-break/></text:span><text:span text:style-name="T1">swym synom, </text:span><text:span text:style-name="T1">Izraelu.</text:span><text:span text:style-name="T1"><text:line-break/></text:span><text:span text:style-name="T1">Będziesz o nich mówił</text:span><text:span text:style-name="T1"><text:line-break/></text:span><text:span text:style-name="T1">w domu i w podróży,</text:span><text:span text:style-name="T1"><text:line-break/></text:span><text:span text:style-name="T1">idąc spać i wstając ran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7.999cm" svg:height="21cm" svg:x="0cm" svg:y="-0.001cm" presentation:class="title" presentation:user-transformed="true">
          <draw:text-box>
            <text:p text:style-name="P1"><text:span text:style-name="T1">Oto przykazanie życia,</text:span><text:span text:style-name="T1"><text:line-break/></text:span><text:span text:style-name="T1">a drugie </text:span><text:span text:style-name="T1">jest mu podobne:</text:span><text:span text:style-name="T1"><text:line-break/></text:span><text:span text:style-name="T1">miłuj bliźniego,</text:span><text:span text:style-name="T1"><text:line-break/></text:span><text:span text:style-name="T1">jak siebie samego.</text:span><text:span text:style-name="T1"><text:line-break/></text:span><text:span text:style-name="T1">Zachowaj je,</text:span><text:span text:style-name="T1"><text:line-break/></text:span><text:span text:style-name="T1">a będziesz żył na wiek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Shema Izrael,</text:span><text:span text:style-name="T1"><text:line-break/></text:span><text:span text:style-name="T1">shema Izrael,</text:span><text:span text:style-name="T1"><text:line-break/></text:span><text:span text:style-name="T1">Adonai Elohenu.</text:span><text:span text:style-name="T1"><text:line-break/></text:span><text:span text:style-name="T1">Adonai Ehad. /x2</text:span><text:span text:style-name="T1"><text:line-break/></text:span><text:span text:style-name="T1"><text:line-break/></text:span><text:span text:style-name="T1">Słuchaj Izraelu,</text:span><text:span text:style-name="T1"><text:line-break/></text:span><text:span text:style-name="T1">słuchaj Izraelu,</text:span><text:span text:style-name="T1"><text:line-break/></text:span><text:span text:style-name="T1">Pan jest twoim Bogiem,</text:span><text:span text:style-name="T1"><text:line-break/></text:span><text:span text:style-name="T1">Pan jest jedyny.</text:span><text:span text:style-name="T1"><text:tab/></text:span><text:span text:style-name="T1">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22:26:34</meta:creation-date>
    <dc:creator>Rafał Talacha</dc:creator>
    <dc:date>2009-01-27T16:20:57</dc:date>
    <dc:language>pl-PL</dc:language>
    <meta:editing-cycles>5</meta:editing-cycles>
    <meta:editing-duration>PT6M25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